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38" draw:name="Titel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Review der Woche <text:line-break/></text:span></text:p>
          </draw:text-box>
          <svg:title/>
          <svg:desc/>
        </draw:frame>
      </draw:page>
      <draw:page draw:name="Slide3" draw:style-name="a339" draw:master-page-name="Master1-Layout2-obj-Titel-und-Inhalt" presentation:presentation-page-layout-name="Master1-PPL2" draw:id="Slide-258">
        <draw:frame draw:id="id64" presentation:style-name="a342" draw:name="Titel 1" svg:x="0.91667in" svg:y="0.39931in" svg:width="11.5in" svg:height="1.44965in" presentation:class="title" presentation:placeholder="false">
          <draw:text-box>
            <text:p text:style-name="a341" text:class-names="" text:cond-style-name=""><text:span text:style-name="a340" text:class-names="">Themen letzter Woche</text:span></text:p>
          </draw:text-box>
          <svg:title/>
          <svg:desc/>
        </draw:frame>
        <draw:frame draw:id="id65" presentation:style-name="a381" draw:name="Inhaltsplatzhalter 2" svg:x="0.91667in" svg:y="1.99653in" svg:width="11.5in" svg:height="4.75868in" presentation:class="outline" presentation:placeholder="false">
          <draw:text-box>
            <text:list text:style-name="a349">
              <text:list-item>
                <text:p text:style-name="a348" text:class-names="" text:cond-style-name=""><text:span text:style-name="a343" text:class-names="">Normierung auf 0<text:s text:c="1"/></text:span><text:span text:style-name="a344" text:class-names="">mean</text:span><text:span text:style-name="a345" text:class-names=""><text:s text:c="1"/>und<text:s text:c="1"/></text:span><text:span text:style-name="a346" text:class-names="">var,std</text:span><text:span text:style-name="a347" text:class-names=""><text:s text:c="1"/>= 1 umgeändert</text:span></text:p>
              </text:list-item>
            </text:list>
            <text:list text:style-name="a352">
              <text:list-item>
                <text:p text:style-name="a351" text:class-names="" text:cond-style-name=""><text:span text:style-name="a350" text:class-names=""/></text:p>
              </text:list-item>
            </text:list>
            <text:list text:style-name="a357">
              <text:list-item>
                <text:p text:style-name="a356" text:class-names="" text:cond-style-name=""><text:span text:style-name="a353" text:class-names="">CNN für die Datensätze mit guter<text:s text:c="1"/></text:span><text:span text:style-name="a354" text:class-names="">Accuracy</text:span><text:span text:style-name="a355" text:class-names=""><text:s text:c="1"/>erstellt/getestet</text:span></text:p>
              </text:list-item>
            </text:list>
            <text:list text:style-name="a360">
              <text:list-item>
                <text:p text:style-name="a359" text:class-names="" text:cond-style-name=""><text:span text:style-name="a358" text:class-names=""/></text:p>
              </text:list-item>
            </text:list>
            <text:list text:style-name="a364">
              <text:list-item>
                <text:p text:style-name="a363" text:class-names="" text:cond-style-name=""><text:span text:style-name="a361" text:class-names="">Resnet</text:span><text:span text:style-name="a362" text:class-names=""><text:s text:c="1"/>20/32/50 erstellt/getestet</text:span></text:p>
              </text:list-item>
            </text:list>
            <text:list text:style-name="a367">
              <text:list-item>
                <text:p text:style-name="a366" text:class-names="" text:cond-style-name=""><text:span text:style-name="a365" text:class-names=""/></text:p>
              </text:list-item>
            </text:list>
            <text:list text:style-name="a373">
              <text:list-item>
                <text:p text:style-name="a372" text:class-names="" text:cond-style-name=""><text:span text:style-name="a368" text:class-names="">Shufflenet</text:span><text:span text:style-name="a369" text:class-names="">/</text:span><text:span text:style-name="a370" text:class-names="">Xceptionnet</text:span><text:span text:style-name="a371" text:class-names=""><text:s text:c="1"/>getestet</text:span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/></text:p>
              </text:list-item>
            </text:list>
            <text:list text:style-name="a380">
              <text:list-item>
                <text:p text:style-name="a379" text:class-names="" text:cond-style-name=""><text:span text:style-name="a377" text:class-names="">Relevante Aktivierungsfunktionen ausgewählt</text:span><text:span text:style-name="a378" text:class-names=""/></text:p>
              </text:list-item>
            </text:list>
          </draw:text-box>
          <svg:title/>
          <svg:desc/>
        </draw:frame>
      </draw:page>
      <draw:page draw:name="Slide4" draw:style-name="a382" draw:master-page-name="Master1-Layout2-obj-Titel-und-Inhalt" presentation:presentation-page-layout-name="Master1-PPL2" draw:id="Slide-259">
        <draw:frame draw:id="id66" presentation:style-name="a385" draw:name="Titel 1" svg:x="0.91667in" svg:y="0.39931in" svg:width="11.5in" svg:height="1.44965in" presentation:class="title" presentation:placeholder="false">
          <draw:text-box>
            <text:p text:style-name="a384" text:class-names="" text:cond-style-name=""><text:span text:style-name="a383" text:class-names="">Themen diese Woche</text:span></text:p>
          </draw:text-box>
          <svg:title/>
          <svg:desc/>
        </draw:frame>
        <draw:frame draw:id="id67" presentation:style-name="a415" draw:name="Inhaltsplatzhalter 2" svg:x="0.91667in" svg:y="1.99653in" svg:width="11.5in" svg:height="4.75868in" presentation:class="outline" presentation:placeholder="false">
          <draw:text-box>
            <text:list text:style-name="a391">
              <text:list-item>
                <text:p text:style-name="a390" text:class-names="" text:cond-style-name=""><text:span text:style-name="a386" text:class-names="">Normierung für<text:s text:c="1"/></text:span><text:span text:style-name="a387" text:class-names="">testdatensatz</text:span><text:span text:style-name="a388" text:class-names=""><text:s text:c="1"/>korrigiert</text:span><text:span text:style-name="a389" text:class-names=""/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/></text:p>
              </text:list-item>
            </text:list>
            <text:list text:style-name="a399">
              <text:list-item>
                <text:p text:style-name="a398" text:class-names="" text:cond-style-name=""><text:span text:style-name="a395" text:class-names="">CNN<text:s text:c="1"/></text:span><text:span text:style-name="a396" text:class-names="">getestet/erstellt</text:span><text:span text:style-name="a397" text:class-names=""/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/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Aktivierungen der Layer für MNIST DS geplottet/verglichen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Größe Gradienten geplottet/verglichen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/></text:p>
              </text:list-item>
            </text:list>
          </draw:text-box>
          <svg:title/>
          <svg:desc/>
        </draw:frame>
      </draw:page>
      <draw:page draw:name="Slide11" draw:style-name="a416" draw:master-page-name="Master1-Layout2-obj-Titel-und-Inhalt" presentation:presentation-page-layout-name="Master1-PPL2" draw:id="Slide-266">
        <draw:frame draw:id="id68" presentation:style-name="a447" draw:name="Inhaltsplatzhalter 2" svg:x="0.91667in" svg:y="1.99653in" svg:width="11.5in" svg:height="4.75868in" presentation:class="outline" presentation:placeholder="false">
          <draw:text-box>
            <text:list text:style-name="a419">
              <text:list-item>
                <text:p text:style-name="a418" text:class-names="" text:cond-style-name=""><text:span text:style-name="a417" text:class-names="">Relevante Aktivierungsfunktionen ausgewählt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/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ReLU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Sigmoid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Tanh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Swish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GELU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(Gaussian,Heavyside)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draw:page draw:name="Slide5" draw:style-name="a448" draw:master-page-name="Master1-Layout2-obj-Titel-und-Inhalt" presentation:presentation-page-layout-name="Master1-PPL2" draw:id="Slide-260">
        <draw:frame draw:id="id69" presentation:style-name="a451" draw:name="Titel 1" svg:x="0.91667in" svg:y="0.39931in" svg:width="11.5in" svg:height="1.44965in" presentation:class="title" presentation:placeholder="false">
          <draw:text-box>
            <text:p text:style-name="a450" text:class-names="" text:cond-style-name=""><text:span text:style-name="a449" text:class-names="">Probleme</text:span></text:p>
          </draw:text-box>
          <svg:title/>
          <svg:desc/>
        </draw:frame>
        <draw:frame draw:id="id70" presentation:style-name="a468" draw:name="Inhaltsplatzhalter 2" svg:x="0.91667in" svg:y="1.99653in" svg:width="11.5in" svg:height="4.75868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Hooks für die CNN definieren komplizierter als erwartet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list text:style-name="a461">
              <text:list-item>
                <text:p text:style-name="a460" text:class-names="" text:cond-style-name=""><text:span text:style-name="a458" text:class-names="">CNN für CIFAR, Intel</text:span><text:span text:style-name="a459" text:class-names=""/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/></text:p>
              </text:list-item>
            </text:list>
          </draw:text-box>
          <svg:title/>
          <svg:desc/>
        </draw:frame>
      </draw:page>
      <draw:page draw:name="Slide12" draw:style-name="a469" draw:master-page-name="Master1-Layout2-obj-Titel-und-Inhalt" presentation:presentation-page-layout-name="Master1-PPL2" draw:id="Slide-267">
        <draw:frame draw:id="id71" presentation:style-name="a472" draw:name="Titel 1" svg:x="0.91667in" svg:y="0.39931in" svg:width="11.5in" svg:height="1.44965in" presentation:class="title" presentation:placeholder="false">
          <draw:text-box>
            <text:p text:style-name="a471" text:class-names="" text:cond-style-name=""><text:span text:style-name="a470" text:class-names="">Pläne für nächste Woche</text:span></text:p>
          </draw:text-box>
          <svg:title/>
          <svg:desc/>
        </draw:frame>
        <draw:frame draw:id="id72" presentation:style-name="a499" draw:name="Inhaltsplatzhalter 2" svg:x="0.91667in" svg:y="1.99653in" svg:width="11.5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3" text:class-names="">Aktivierungen/Gradienten für<text:s text:c="1"/></text:span><text:span text:style-name="a474" text:class-names="">CIFAR,Intel</text:span><text:span text:style-name="a475" text:class-names=""><text:s text:c="1"/>plotten</text:span><text:span text:style-name="a476" text:class-names=""/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  <text:list text:style-name="a489">
              <text:list-item>
                <text:p text:style-name="a488" text:class-names="" text:cond-style-name=""><text:span text:style-name="a482" text:class-names="">Feature<text:s text:c="1"/></text:span><text:span text:style-name="a483" text:class-names="">maps</text:span><text:span text:style-name="a484" text:class-names=""><text:s text:c="1"/>der<text:s text:c="1"/></text:span><text:span text:style-name="a485" text:class-names="">layer</text:span><text:span text:style-name="a486" text:class-names=""><text:s text:c="1"/>plotten/vergleichen</text:span><text:span text:style-name="a487" text:class-names=""/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8.04.2022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8.04.2022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8.04.2022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8.04.2022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8.04.2022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8.04.2022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8.04.2022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8.04.2022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8.04.2022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8.04.2022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8.04.2022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8.04.2022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view der Woche  18.03-25.03</dc:title>
    <meta:initial-creator>Michael Engl</meta:initial-creator>
    <dc:creator>Michael Engl</dc:creator>
    <meta:creation-date>2022-03-24T13:33:35Z</meta:creation-date>
    <dc:date>2022-04-08T12:31:21Z</dc:date>
    <meta:editing-cycles>8</meta:editing-cycles>
    <meta:editing-duration>PT0S</meta:editing-duration>
    <meta:document-statistic meta:paragraph-count="36" meta:word-count="111"/>
  </office:meta>
</office:document-meta>
</file>